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style:font-name="Cantarell"/>
    </style:style>
    <style:style style:name="P2" style:family="paragraph">
      <loext:graphic-properties draw:fill-color="#ffffff"/>
      <style:text-properties style:font-name="Cantarell"/>
    </style:style>
    <style:style style:name="P3" style:family="paragraph">
      <loext:graphic-properties draw:fill-color="#ffffff"/>
    </style:style>
    <style:style style:name="T1" style:family="text">
      <style:text-properties style:font-name="Cantarell"/>
    </style:style>
    <style:style style:name="T2" style:family="text">
      <style:text-properties style:font-name="Cantarell" fo:font-size="20pt" style:font-size-asian="20pt" style:font-size-complex="20pt"/>
    </style:style>
    <style:style style:name="T3" style:family="text">
      <style:text-properties style:font-name="Cantarell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 text:style-name="P1"><text:span text:style-name="T1">Team 7</text:span></text:p>
            <text:p text:style-name="P1"><text:span text:style-name="T2">~ Alexis Engelke, Johannes Fischer, Ralph Schaumann &amp; Saurabh Nawalgaria ~</text:span></text:p>
            <text:p text:style-name="P1"><text:span text:style-name="T2"/></text:p>
            <text:p text:style-name="P1"><text:span text:style-name="T3">Presents:</text:span></text:p>
            <text:p text:style-name="P1"><text:span text:style-name="T3"/></text:p>
            <text:p text:style-name="P1"><text:span text:style-name="T3">The SecureBank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se cas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ustomer / employee registration</text:p>
                <text:list>
                  <text:list-item>
                    <text:p>Registration has to be approved, TANs sent on approval</text:p>
                  </text:list-item>
                </text:list>
              </text:list-item>
              <text:list-item>
                <text:p>Login and Logout</text:p>
              </text:list-item>
              <text:list-item>
                <text:p>Customer / employee can view account details</text:p>
              </text:list-item>
              <text:list-item>
                <text:p>Customer / employee can view transaction history and export this as PDF</text:p>
              </text:list-item>
              <text:list-item>
                <text:p>Customer money transfer via HTML form or uploaded transaction file</text:p>
                <text:list>
                  <text:list-item>
                    <text:p>Transactions &gt; 10,000 € have to be appro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ime Tab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lexis Engelke</text:p>
                <text:list>
                  <text:list-item>
                    <text:p>Basic Structure, login and database: 5 hours</text:p>
                  </text:list-item>
                  <text:list-item>
                    <text:p>UI and design: 2 hours</text:p>
                  </text:list-item>
                  <text:list-item>
                    <text:p>Transactions in C and MySQL-C-API: 3 hours</text:p>
                  </text:list-item>
                </text:list>
              </text:list-item>
              <text:list-item>
                <text:p>Johannes Fischer</text:p>
                <text:list>
                  <text:list-item>
                    <text:p>Pagebuilder</text:p>
                  </text:list-item>
                  <text:list-item>
                    <text:p>PDF export</text:p>
                  </text:list-item>
                  <text:list-item>
                    <text:p>Query optimization</text:p>
                  </text:list-item>
                </text:list>
              </text:list-item>
              <text:list-item>
                <text:p>Ralph Schaumann</text:p>
                <text:list>
                  <text:list-item>
                    <text:p>C parser</text:p>
                  </text:list-item>
                  <text:list-item>
                    <text:p>Mail functionality</text:p>
                  </text:list-item>
                </text:list>
              </text:list-item>
              <text:list-item>
                <text:p>Saurabh Nawalgaria</text:p>
                <text:list>
                  <text:list-item>
                    <text:p>Transaction perfoming in PH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Cantarell" fo:font-family="Cantarell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Cantarell" fo:font-family="Cantarell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Cantarell" fo:font-family="Cantarell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Cantarell" fo:font-family="Cantarell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Cantarell" fo:font-family="Cantarell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Cantarell" fo:font-family="Cantarell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style:font-name="Cantarel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Slide </text:span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1T17:49:16.219148967</meta:creation-date>
    <dc:date>2015-11-01T18:14:08.765186068</dc:date>
    <meta:editing-duration>PT9M22S</meta:editing-duration>
    <meta:editing-cycles>1</meta:editing-cycles>
    <meta:document-statistic meta:object-count="31"/>
    <meta:generator>LibreOffice/4.4.5.2$Linux_X86_64 LibreOffice_project/40$Build-2</meta:generator>
  </office:meta>
</office:document-meta>
</file>